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a709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a709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a70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a709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0a7095" officeooo:paragraph-rsid="000a709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a709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a7095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0a7095"/>
    </style:style>
    <style:style style:name="P1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a709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a70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a709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a7095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a7095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a7095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52280"/>
    </style:style>
    <style:style style:name="T4" style:family="text">
      <style:text-properties officeooo:rsid="0004f2e5"/>
    </style:style>
    <style:style style:name="T5" style:family="text">
      <style:text-properties officeooo:rsid="00011c13"/>
    </style:style>
    <style:style style:name="T6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8" style:family="text">
      <style:text-properties officeooo:rsid="000a7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YBE</text:p>
      <text:p text:style-name="P12"><text:span text:style-name="T1">Modulo I</text:span><text:span text:style-name="T2">V</text:span><text:span text:style-name="T1"> – Ciência da Computação</text:span></text:p>
      <text:p text:style-name="P13"/>
      <text:p text:style-name="P13"/>
      <text:p text:style-name="P14"><text:span text:style-name="T3">Bloco 39: Estrutura de Dados: Pilhas, Filas e Listas</text:span></text:p>
      <text:p text:style-name="P10"/>
      <text:p text:style-name="P11"/>
      <text:p text:style-name="P15"><text:span text:style-name="T4">1)</text:span> <text:span text:style-name="T5">Estrutura de dados III - Pilhas</text:span></text:p>
      <text:p text:style-name="P16"/>
      <text:p text:style-name="P17"/>
      <text:p text:style-name="P18">O que é uma pilha?</text:p>
      <text:p text:style-name="P18"/>
      <text:p text:style-name="P3"><text:span text:style-name="T5">Bla</text:span></text:p>
      <text:p text:style-name="P3"/>
      <text:p text:style-name="P18">Quais as operações mais comuns?</text:p>
      <text:p text:style-name="P18"/>
      <text:p text:style-name="P3"><text:span text:style-name="T5">Bla</text:span></text:p>
      <text:p text:style-name="P3"/>
      <text:p text:style-name="P18">Utilizando pilhas</text:p>
      <text:p text:style-name="P18"/>
      <text:p text:style-name="P3"><text:span text:style-name="T5">Bla</text:span></text:p>
      <text:p text:style-name="P3"/>
      <text:p text:style-name="P18">Quiz</text:p>
      <text:p text:style-name="P18"/>
      <text:p text:style-name="P3"><text:span text:style-name="T5">Bla</text:span></text:p>
      <text:p text:style-name="P3"/>
      <text:p text:style-name="P18">Resumindo pilhas</text:p>
      <text:p text:style-name="P3"><text:span text:style-name="T5">Bla</text:span></text:p>
      <text:p text:style-name="P3"/>
      <text:p text:style-name="P3"/>
      <text:p text:style-name="P8">Dicas diversas</text:p>
      <text:p text:style-name="P2"/>
      <text:p text:style-name="P19"><text:span text:style-name="T6">→ </text:span><text:span text:style-name="T7">Bla</text:span></text:p>
      <text:p text:style-name="P1">------------------------------------------------------------------------------------------------------------------------</text:p>
      <text:p text:style-name="P1"/>
      <text:p text:style-name="P15"><text:span text:style-name="T8">2</text:span><text:span text:style-name="T4">)</text:span> <text:span text:style-name="T5">Estrutura de dados III - </text:span><text:span text:style-name="T8">Deque</text:span></text:p>
      <text:p text:style-name="P16"/>
      <text:p text:style-name="P17"/>
      <text:p text:style-name="P18">O que é uma deque?</text:p>
      <text:p text:style-name="P18"/>
      <text:p text:style-name="P3"><text:span text:style-name="T5">Bla</text:span></text:p>
      <text:p text:style-name="P3"/>
      <text:p text:style-name="P18">Quais as operações mais comuns?</text:p>
      <text:p text:style-name="P18"/>
      <text:p text:style-name="P3"><text:span text:style-name="T5">Bla</text:span></text:p>
      <text:p text:style-name="P3"/>
      <text:p text:style-name="P18">Quando usar:</text:p>
      <text:p text:style-name="P18"/>
      <text:p text:style-name="P3"><text:span text:style-name="T5">Bla</text:span></text:p>
      <text:p text:style-name="P3"/>
      <text:p text:style-name="P18">Implementação de uma deque utilizando Python</text:p>
      <text:p text:style-name="P18"><text:soft-page-break/></text:p>
      <text:p text:style-name="P3"><text:span text:style-name="T5">Bla</text:span></text:p>
      <text:p text:style-name="P3"/>
      <text:p text:style-name="P18">Resolvendo exercícios</text:p>
      <text:p text:style-name="P18"/>
      <text:p text:style-name="P3"><text:span text:style-name="T5">Bla</text:span></text:p>
      <text:p text:style-name="P3"/>
      <text:p text:style-name="P8">Dicas diversas</text:p>
      <text:p text:style-name="P2"/>
      <text:p text:style-name="P19"><text:span text:style-name="T6">→ </text:span><text:span text:style-name="T7">Bla</text:span></text:p>
      <text:p text:style-name="P1">------------------------------------------------------------------------------------------------------------------------</text:p>
      <text:p text:style-name="P1"/>
      <text:p text:style-name="P15"><text:span text:style-name="T8">3</text:span><text:span text:style-name="T4">)</text:span> Estrutura de Dados III - Nó &amp; Listas ligadas</text:p>
      <text:p text:style-name="P16"/>
      <text:p text:style-name="P17"/>
      <text:p text:style-name="P18">O que é um Node?</text:p>
      <text:p text:style-name="P18"/>
      <text:p text:style-name="P3"><text:span text:style-name="T5">Bla</text:span></text:p>
      <text:p text:style-name="P3"/>
      <text:p text:style-name="P18">O que é uma LinkedList?</text:p>
      <text:p text:style-name="P18"/>
      <text:p text:style-name="P3"><text:span text:style-name="T5">Bla</text:span></text:p>
      <text:p text:style-name="P3"/>
      <text:p text:style-name="P18">Quais as operações mais comuns?</text:p>
      <text:p text:style-name="P18"/>
      <text:p text:style-name="P3"><text:span text:style-name="T5">Bla</text:span></text:p>
      <text:p text:style-name="P3"/>
      <text:p text:style-name="P18">Implementação de um Node</text:p>
      <text:p text:style-name="P18"/>
      <text:p text:style-name="P3"><text:span text:style-name="T5">Bla</text:span></text:p>
      <text:p text:style-name="P3"/>
      <text:p text:style-name="P18">Implementação de uma LinkedList</text:p>
      <text:p text:style-name="P18"/>
      <text:p text:style-name="P3"><text:span text:style-name="T5">Bla</text:span></text:p>
      <text:p text:style-name="P3"/>
      <text:p text:style-name="P8">Dicas diversas</text:p>
      <text:p text:style-name="P2"/>
      <text:p text:style-name="P19"><text:span text:style-name="T6">→ </text:span><text:span text:style-name="T7">Bla</text:span></text:p>
      <text:p text:style-name="P1">------------------------------------------------------------------------------------------------------------------------</text:p>
      <text:p text:style-name="P1"/>
      <text:p text:style-name="P15"><text:span text:style-name="T8">4</text:span><text:span text:style-name="T4">)</text:span> <text:span text:style-name="T5">Estrutura de dados III – </text:span><text:span text:style-name="T8">Listas duplamente ligadas</text:span></text:p>
      <text:p text:style-name="P16"/>
      <text:p text:style-name="P17"/>
      <text:p text:style-name="P18">O que é um DoublyNode?</text:p>
      <text:p text:style-name="P18"/>
      <text:p text:style-name="P3"><text:span text:style-name="T5">Bla</text:span></text:p>
      <text:p text:style-name="P3"/>
      <text:p text:style-name="P18">O que uma DoublyLinkedList</text:p>
      <text:p text:style-name="P18"/>
      <text:p text:style-name="P3"><text:span text:style-name="T5">Bla</text:span></text:p>
      <text:p text:style-name="P3"/>
      <text:p text:style-name="P18">Quais as operações mais comuns?</text:p>
      <text:p text:style-name="P18"><text:soft-page-break/></text:p>
      <text:p text:style-name="P3"><text:span text:style-name="T5">Bla</text:span></text:p>
      <text:p text:style-name="P3"/>
      <text:p text:style-name="P18">Implementação de um DoublyNode</text:p>
      <text:p text:style-name="P18"/>
      <text:p text:style-name="P3"><text:span text:style-name="T5">Bla</text:span></text:p>
      <text:p text:style-name="P3"/>
      <text:p text:style-name="P18">Implementação de uma DoublyLinkedList </text:p>
      <text:p text:style-name="P18"/>
      <text:p text:style-name="P3"><text:span text:style-name="T5">Bla</text:span></text:p>
      <text:p text:style-name="P3"/>
      <text:p text:style-name="P8">Dicas diversas</text:p>
      <text:p text:style-name="P2"/>
      <text:p text:style-name="P19"><text:span text:style-name="T6">→ </text:span><text:span text:style-name="T7">Bla</text:span></text:p>
      <text:p text:style-name="P1">------------------------------------------------------------------------------------------------------------------------</text:p>
      <text:p text:style-name="P1"/>
      <text:p text:style-name="P15"><text:span text:style-name="T8">5</text:span><text:span text:style-name="T4">)</text:span> Projeto – <text:span text:style-name="T8">TING (Trybe Is Not Google)</text:span></text:p>
      <text:p text:style-name="P15"/>
      <text:p text:style-name="P4">Dicas diversas do projeto:</text:p>
      <text:p text:style-name="P5">Bla</text:p>
      <text:p text:style-name="P7">Last one!!</text:p>
      <text:p text:style-name="P6"/>
      <text:p text:style-name="P6"/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27:08.019010133</meta:creation-date>
    <dc:date>2021-04-13T16:34:18.093952364</dc:date>
    <meta:editing-duration>PT7M10S</meta:editing-duration>
    <meta:editing-cycles>1</meta:editing-cycles>
    <meta:document-statistic meta:table-count="0" meta:image-count="0" meta:object-count="0" meta:page-count="3" meta:paragraph-count="64" meta:word-count="182" meta:character-count="1555" meta:non-whitespace-character-count="1433"/>
    <meta:generator>LibreOffice/6.4.6.2$Linux_X86_64 LibreOffice_project/40$Build-2</meta:generator>
  </office:meta>
</office:document-meta>
</file>